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 table:formula="of:= [.A2] / 3.6" office:value-type="float" office:value="1.38888888888889">
            <text:p>1,3888888889</text:p>
          </table:table-cell>
          <table:table-cell table:formula="of:= [.B2] / 3.6" office:value-type="float" office:value="4.16666666666667">
            <text:p>4,1666666667</text:p>
          </table:table-cell>
          <table:table-cell table:formula="of:= [.C2] / 3.6" office:value-type="float" office:value="6.94444444444444">
            <text:p>6,9444444444</text:p>
          </table:table-cell>
          <table:table-cell table:formula="of:= [.D2] / 3.6" office:value-type="float" office:value="9.72222222222222">
            <text:p>9,7222222222</text:p>
          </table:table-cell>
          <table:table-cell table:formula="of:= [.E2] / 3.6" office:value-type="float" office:value="12.5">
            <text:p>12,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/>
          <table:table-cell>
            <draw:frame table:end-cell-address="Feuille1.I33" table:end-x="0.418cm" table:end-y="0.452cm" draw:z-index="0" draw:style-name="gr1" draw:text-style-name="P1" svg:width="16.002cm" svg:height="8.98cm" svg:x="0.223cm" svg:y="0.053cm">
              <draw:object draw:notify-on-update-of-ranges="Feuille1.A2:Feuille1.E2 Feuille1.A3:Feuille1.E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Feuille1.Q34" table:end-x="2.035cm" table:end-y="0.346cm" draw:z-index="1" draw:style-name="gr1" draw:text-style-name="P1" svg:width="16.002cm" svg:height="9.006cm" svg:x="1.84cm" svg:y="0.372cm">
              <draw:object draw:notify-on-update-of-ranges="Feuille1.A1:Feuille1.E1 Feuille1.A3:Feuille1.E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20/12/2016</text:date>, <text:time>21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Armengaud</meta:initial-creator>
    <meta:creation-date>2016-12-20T21:10:06.26</meta:creation-date>
    <dc:date>2016-12-20T21:20:24.84</dc:date>
    <dc:creator>Julien Armengaud</dc:creator>
    <meta:editing-duration>PT10M20S</meta:editing-duration>
    <meta:editing-cycles>1</meta:editing-cycles>
    <meta:document-statistic meta:table-count="3" meta:cell-count="15" meta:object-count="2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legend chart:legend-position="end" svg:x="13.548cm" svg:y="4.178cm" style:legend-expansion="high" chart:style-name="ch2"/>
        <chart:plot-area chart:style-name="ch3" table:cell-range-address="Feuille1.A2:Feuille1.E3" chart:data-source-has-labels="row" svg:x="1.358cm" svg:y="0.851cm" svg:width="11.55cm" svg:height="6.943cm">
          <chartooo:coordinate-region svg:x="1.979cm" svg:y="1.063cm" svg:width="10.742cm" svg:height="6.058cm"/>
          <chart:axis chart:dimension="x" chart:name="primary-x" chart:style-name="ch4" chartooo:axis-type="auto">
            <chartooo:date-scale/>
            <chart:title svg:x="6.639cm" svg:y="7.974cm" chart:style-name="ch5">
              <text:p>km / h</text:p>
            </chart:title>
            <chart:categories table:cell-range-address="Feuille1.A2:Feuille1.E2"/>
          </chart:axis>
          <chart:axis chart:dimension="y" chart:name="primary-y" chart:style-name="ch4">
            <chart:title svg:x="0.451cm" svg:y="4.723cm" chart:style-name="ch6">
              <text:p>J / m</text:p>
            </chart:title>
            <chart:grid chart:style-name="ch7" chart:class="major"/>
          </chart:axis>
          <chart:series chart:style-name="ch8" chart:values-cell-range-address="Feuille1.A3:Feuille1.E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Feuille1.A2:Feuille1.E2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Feuille1.A3:Feuille1.E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548cm" svg:y="4.191cm" style:legend-expansion="high" chart:style-name="ch2"/>
        <chart:plot-area chart:style-name="ch3" table:cell-range-address="Feuille1.A1:Feuille1.E1 Feuille1.A3:Feuille1.E3" chart:data-source-has-labels="row" svg:x="1.358cm" svg:y="0.855cm" svg:width="11.55cm" svg:height="6.964cm">
          <chartooo:coordinate-region svg:x="2.43cm" svg:y="1.067cm" svg:width="10.146cm" svg:height="6.079cm"/>
          <chart:axis chart:dimension="x" chart:name="primary-x" chart:style-name="ch4" chartooo:axis-type="auto">
            <chartooo:date-scale/>
            <chart:title svg:x="6.719cm" svg:y="8cm" chart:style-name="ch5">
              <text:p>m / s</text:p>
            </chart:title>
            <chart:categories table:cell-range-address="Feuille1.A1:Feuille1.E1"/>
          </chart:axis>
          <chart:axis chart:dimension="y" chart:name="primary-y" chart:style-name="ch4">
            <chart:title svg:x="0.451cm" svg:y="4.738cm" chart:style-name="ch6">
              <text:p>J / m</text:p>
            </chart:title>
            <chart:grid chart:style-name="ch7" chart:class="major"/>
          </chart:axis>
          <chart:series chart:style-name="ch8" chart:values-cell-range-address="Feuille1.A3:Feuille1.E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.38888888888889">
                <text:p/>
                <draw:g>
                  <svg:desc>Feuille1.A1:Feuille1.E1</svg:desc>
                </draw:g>
              </table:table-cell>
              <table:table-cell office:value-type="float" office:value="4.16666666666667">
                <text:p/>
              </table:table-cell>
              <table:table-cell office:value-type="float" office:value="6.94444444444444">
                <text:p>10</text:p>
              </table:table-cell>
              <table:table-cell office:value-type="float" office:value="9.72222222222222">
                <text:p>10</text:p>
              </table:table-cell>
              <table:table-cell office:value-type="float" office:value="12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Feuille1.A3:Feuille1.E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